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1b328e"/>
    </style:style>
    <style:style style:name="T2" style:family="text">
      <style:text-properties officeooo:rsid="001b95cd"/>
    </style:style>
    <style:style style:name="T3" style:family="text">
      <style:text-properties officeooo:rsid="001ee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3">Professor venho aqui a me pronunciar sobre o AT, infelizmente eu não consegui rodar a sua seed, e tentei rodar a que usei no tp3, porém devido ao fato de o único computador que roda essa seed ter sofrido com problemas de drive eu não pude utilizá-lo no projeto, então eu emulei alguns detalhes do seed <text:s/>e crie o projeto como se fosse o <text:s/>seed, ou seja sem o webpack para carregar os módulos e sem webpack server. Lamento por isso mas espero que isso seja o suficiente.</text:span></text:p>
      <text:p text:style-name="Standard"/>
      <text:p text:style-name="Standard"><text:tab/><text:span text:style-name="T2">Os mock’s estão sendo respondidos pelo console, por falta de tempo deixei dassa forma. Mas é possível usar na interface ou afetar os próprios dados do array. Espero que isso seja o suficiente para provar o que aprendi nesse trimes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2:53:28.898727465</meta:creation-date>
    <dc:date>2018-06-17T05:31:50.168436414</dc:date>
    <meta:editing-duration>PT9M37S</meta:editing-duration>
    <meta:editing-cycles>6</meta:editing-cycles>
    <meta:generator>LibreOffice/6.0.3.2$Linux_X86_64 LibreOffice_project/00$Build-2</meta:generator>
    <meta:document-statistic meta:table-count="0" meta:image-count="0" meta:object-count="0" meta:page-count="1" meta:paragraph-count="2" meta:word-count="128" meta:character-count="703" meta:non-whitespace-character-count="573"/>
  </office:meta>
</office:document-meta>
</file>